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268502609"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52846749483488"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4066196791"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52848008024858" text:continue-list="list152846749483488"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4066196791"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52846891846220" text:continue-list="list152848008024858"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7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6-25T15:28:46.448728500</dc:date>
    <meta:editing-duration>P12DT8M53S</meta:editing-duration>
    <meta:editing-cycles>520</meta:editing-cycles>
    <meta:generator>LibreOffice/25.2.4.3$Windows_X86_64 LibreOffice_project/33e196637044ead23f5c3226cde09b47731f7e27</meta:generator>
    <meta:document-statistic meta:table-count="4" meta:image-count="6" meta:object-count="0" meta:page-count="79" meta:paragraph-count="1114" meta:word-count="27461" meta:character-count="170210" meta:non-whitespace-character-count="142212"/>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